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1.288cm" fo:min-width="10.3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35cm" fo:min-width="10.3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147cm" fo:min-width="7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47cm" fo:min-width="7.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199cm" fo:min-width="10.1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235cm" fo:min-width="10.1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21cm" fo:min-width="5.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305cm" fo:min-width="7.6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446cm" fo:min-width="7.8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953cm" fo:min-width="1.0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Фигура1" draw:style-name="gr1" svg:width="10.39cm" svg:height="1.288cm" svg:x="1.286cm" svg:y="0.18cm"><text:p><text:s text:c="29"/>Заказчик: новый заказ </text:p><draw:enhanced-geometry svg:viewBox="0 0 21600 21600" draw:type="rectangle" draw:enhanced-path="M 0 0 L 21600 0 21600 21600 0 21600 0 0 Z N"/></draw:custom-shape><draw:custom-shape text:anchor-type="paragraph" draw:z-index="1" draw:name="Фигура2" draw:style-name="gr2" svg:width="10.372cm" svg:height="1.235cm" svg:x="1.374cm" svg:y="2.526cm"><text:p><text:s text:c="20"/>Сайт:рассылка исполнителям</text:p><draw:enhanced-geometry svg:viewBox="0 0 21600 21600" draw:type="rectangle" draw:enhanced-path="M 0 0 L 21600 0 21600 21600 0 21600 0 0 Z N"/></draw:custom-shape><draw:custom-shape text:anchor-type="paragraph" draw:z-index="2" draw:name="Фигура3" draw:style-name="gr3" svg:width="7.25cm" svg:height="1.147cm" svg:x="-0.566cm" svg:y="4.607cm"><text:p>Исполнитель-1:согласие на исполнение</text:p><draw:enhanced-geometry svg:viewBox="0 0 21600 21600" draw:type="rectangle" draw:enhanced-path="M 0 0 L 21600 0 21600 21600 0 21600 0 0 Z N"/></draw:custom-shape><draw:custom-shape text:anchor-type="paragraph" draw:z-index="3" draw:name="Фигура4" draw:style-name="gr4" svg:width="7.321cm" svg:height="1.147cm" svg:x="8.341cm" svg:y="4.643cm"><text:p>Исполнитель-n:согласие на исполнение</text:p><draw:enhanced-geometry svg:viewBox="0 0 21600 21600" draw:type="rectangle" draw:enhanced-path="M 0 0 L 21600 0 21600 21600 0 21600 0 0 Z N"/></draw:custom-shape><draw:custom-shape text:anchor-type="paragraph" draw:z-index="4" draw:name="Фигура5" draw:style-name="gr5" svg:width="10.178cm" svg:height="1.2cm" svg:x="1.48cm" svg:y="6.724cm"><text:p><text:s text:c="8"/>Заказчик: выбор конкретного исполнителя</text:p><draw:enhanced-geometry svg:viewBox="0 0 21600 21600" draw:type="rectangle" draw:enhanced-path="M 0 0 L 21600 0 21600 21600 0 21600 0 0 Z N"/></draw:custom-shape><draw:custom-shape text:anchor-type="paragraph" draw:z-index="5" draw:name="Фигура6" draw:style-name="gr6" svg:width="10.196cm" svg:height="1.235cm" svg:x="1.48cm" svg:y="8.594cm"><text:p><text:s text:c="7"/>Сайт: оповещение выбранного исполнителя</text:p><draw:enhanced-geometry svg:viewBox="0 0 21600 21600" draw:type="rectangle" draw:enhanced-path="M 0 0 L 21600 0 21600 21600 0 21600 0 0 Z N"/></draw:custom-shape><draw:custom-shape text:anchor-type="paragraph" draw:z-index="6" draw:name="Фигура7" draw:style-name="gr7" svg:width="8.132cm" svg:height="1.712cm" svg:x="2.538cm" svg:y="10.763cm"><text:p>Реальная работа по заказ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Фигура8" draw:style-name="gr8" svg:width="7.691cm" svg:height="1.306cm" svg:x="-0.39cm" svg:y="13.515cm"><text:p>Заказчик: оценка и отзыв об исполнителе</text:p><draw:enhanced-geometry svg:viewBox="0 0 21600 21600" draw:type="rectangle" draw:enhanced-path="M 0 0 L 21600 0 21600 21600 0 21600 0 0 Z N"/></draw:custom-shape><draw:custom-shape text:anchor-type="paragraph" draw:z-index="8" draw:name="Фигура9" draw:style-name="gr9" svg:width="7.815cm" svg:height="1.447cm" svg:x="8.818cm" svg:y="13.585cm"><text:p>Исполнитель: оценка и отзыв о заказчике</text:p><draw:enhanced-geometry svg:viewBox="0 0 21600 21600" draw:type="rectangle" draw:enhanced-path="M 0 0 L 21600 0 21600 21600 0 21600 0 0 Z N"/></draw:custom-shape><draw:custom-shape text:anchor-type="paragraph" draw:z-index="9" draw:name="Фигура10" draw:style-name="gr10" svg:width="1.006cm" svg:height="0.953cm" svg:x="7.001cm" svg:y="4.784cm"><text:p>…….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0:36:10.599047619</meta:creation-date>
    <dc:date>2016-11-24T20:50:40.248324514</dc:date>
    <meta:editing-duration>PT3M5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